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rsid="003f9237" officeooo:paragraph-rsid="0016e381" fo:background-color="transparent"/>
    </style:style>
    <style:style style:name="P5" style:family="paragraph" style:parent-style-name="Standard">
      <style:text-properties officeooo:paragraph-rsid="000db36f"/>
    </style:style>
    <style:style style:name="P6" style:family="paragraph" style:parent-style-name="Standard">
      <style:text-properties fo:font-style="italic" officeooo:paragraph-rsid="000db36f" style:font-style-asian="italic" style:font-style-complex="italic"/>
    </style:style>
    <style:style style:name="P7" style:family="paragraph" style:parent-style-name="Standard">
      <style:text-properties fo:font-style="italic" officeooo:paragraph-rsid="004882a8" style:font-style-asian="italic" style:font-style-complex="italic"/>
    </style:style>
    <style:style style:name="P8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9" style:family="paragraph" style:parent-style-name="Standard">
      <style:text-properties fo:font-style="normal" officeooo:rsid="004882a8" officeooo:paragraph-rsid="004882a8" style:font-style-asian="normal" style:font-style-complex="normal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4511c4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4882a8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tyle="normal" officeooo:rsid="001a9db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Noções de UX/UI</text:span><text:span text:style-name="T5">: </text:span><text:span text:style-name="T6">Módulo </text:span><text:span text:style-name="T9">4</text:span><text:span text:style-name="T6"> - </text:span><text:span text:style-name="T5">Atividade 0</text:span><text:span text:style-name="T8">1</text:span></text:p>
      <text:p text:style-name="P2"/>
      <text:p text:style-name="P7">Os projetos A, B e C estão em andamento no squad que você ingressou.</text:p>
      <text:p text:style-name="P7">Escolha um desses projetos, indique qual é o artefato mais adequado para ele e justifique.</text:p>
      <text:p text:style-name="P7">A. Um produto completamente novo, sem funcionalidades e elementos de design definidos;</text:p>
      <text:p text:style-name="P7">B. O redesign de um produto complexo, mas com funcionalidades definidas;</text:p>
      <text:p text:style-name="P7">C. Um produto com funcionalidades já estabelecidas, mas que necessita melhorar a visualização de elementos estéticos..</text:p>
      <text:p text:style-name="P6"/>
      <text:p text:style-name="P8"/>
      <text:p text:style-name="P9">Para o produto A uma escolha sensata seria utilizar a técnica de sketching, uma vez que ele possibilita explorar o problema de maneira mais aprimorada e definir possíveis soluções. Ademais, o fato de podermos utilizar uma interface mais básica (rabiscos) podemo ter uma ideia inicial de como ficaria o projeto. </text:p>
      <text:p text:style-name="P9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3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6T15:10:41.615610575</dc:date>
    <meta:editing-duration>PT9H18M50S</meta:editing-duration>
    <meta:editing-cycles>49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30" meta:character-count="815" meta:non-whitespace-character-count="692"/>
  </office:meta>
</office:document-meta>
</file>